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ttoyage des données</text:p>
      <text:p text:style-name="Standard"/>
      <text:p text:style-name="Standard">cinq échelles supplémentaires, permettant d'établir un profil de validité de la passation : une échelle de réponses rares, une échelle de séquences alternées « vrai-faux-vrai etc. », une échelle de réponses « vrai », une échelle de réponses habituellement concordantes et une de réponses habituellement discordantes. En l'absence de valeurs normatives, ces échelles ne peuvent pas être non plus analysées en totalité avec la version française. </text:p>
      <text:p text:style-name="Standard"/>
      <text:p text:style-name="Standard">Pour les colonnes CTI :</text:p>
      <text:p text:style-name="Standard">Nous ne pouvons pas vérifier les critères de validité en l'absence des réponses aux questionnaires.</text:p>
      <text:p text:style-name="Standard"/>
      <text:p text:style-name="Standard">Pour les colonnes MADR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ssima Beddar</meta:initial-creator>
    <meta:creation-date>2020-04-29T11:26:31.17</meta:creation-date>
    <meta:document-statistic meta:table-count="0" meta:image-count="0" meta:object-count="0" meta:page-count="1" meta:paragraph-count="5" meta:word-count="94" meta:character-count="612"/>
    <dc:date>2020-04-29T11:34:25.79</dc:date>
    <dc:creator>Nassima Beddar</dc:creator>
    <meta:editing-duration>PT7M56S</meta:editing-duration>
    <meta:editing-cycles>1</meta:editing-cycles>
    <meta:generator>OpenOffice/4.1.7$Win32 OpenOffice.org_project/417m1$Build-9800</meta:generator>
  </office:meta>
</office:document-meta>
</file>